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2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1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1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5.75cm" fo:min-width="1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25cm" svg:height="1cm" svg:x="8.5cm" svg:y="1.5cm">
          <draw:text-box>
            <text:p text:style-name="P1"><text:span text:style-name="T1">HOMEPAGE</text:span></text:p>
          </draw:text-box>
        </draw:frame>
        <draw:custom-shape draw:style-name="gr2" draw:text-style-name="P3" draw:layer="layout" svg:width="12.75cm" svg:height="2cm" svg:x="2cm" svg:y="3cm">
          <text:p text:style-name="P3">BANNER HEAD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cm" svg:height="2cm" svg:x="16.5cm" svg:y="3cm">
          <text:p text:style-name="P3">US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7.5cm" svg:height="2cm" svg:x="2cm" svg:y="6cm">
          <text:p text:style-name="P3">NAVBAR – TOPICS / NEW COMMENT / DELETE COMMEN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7.5cm" svg:height="2.25cm" svg:x="2cm" svg:y="8.75cm">
          <text:p text:style-name="P3">SORT COMMENTS – DATE, COMMENTS NUMBER / VOTE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7.5cm" svg:height="16cm" svg:x="2cm" svg:y="12cm">
          <text:p text:style-name="P3">ALL ARTICLE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5T10:33:09.619567669</meta:creation-date>
    <dc:date>2022-07-25T10:40:31.347647236</dc:date>
    <meta:editing-duration>PT7M22S</meta:editing-duration>
    <meta:editing-cycles>1</meta:editing-cycles>
    <meta:document-statistic meta:object-count="6"/>
    <meta:generator>LibreOffice/7.3.4.2$Linux_X86_64 LibreOffice_project/30$Build-2</meta:generator>
  </office:meta>
</office:document-meta>
</file>